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ad1" officeooo:paragraph-rsid="000efad1"/>
    </style:style>
    <style:style style:name="P2" style:family="paragraph" style:parent-style-name="Standard">
      <style:text-properties officeooo:rsid="001005e6" officeooo:paragraph-rsid="001005e6"/>
    </style:style>
    <style:style style:name="P3" style:family="paragraph" style:parent-style-name="Standard" style:list-style-name="L1">
      <style:text-properties officeooo:rsid="001005e6" officeooo:paragraph-rsid="001005e6"/>
    </style:style>
    <style:style style:name="P4" style:family="paragraph" style:parent-style-name="Standard" style:list-style-name="L2">
      <style:text-properties officeooo:rsid="001005e6" officeooo:paragraph-rsid="001005e6"/>
    </style:style>
    <style:style style:name="P5" style:family="paragraph" style:parent-style-name="Standard" style:list-style-name="L2">
      <style:text-properties officeooo:rsid="0011722b" officeooo:paragraph-rsid="0011722b"/>
    </style:style>
    <style:style style:name="P6" style:family="paragraph" style:parent-style-name="Standard">
      <style:text-properties officeooo:rsid="0011722b" officeooo:paragraph-rsid="0011722b"/>
    </style:style>
    <style:style style:name="P7" style:family="paragraph" style:parent-style-name="Standard" style:list-style-name="L3">
      <style:text-properties officeooo:rsid="0011722b" officeooo:paragraph-rsid="0011722b"/>
    </style:style>
    <style:style style:name="P8" style:family="paragraph" style:parent-style-name="Standard">
      <style:text-properties officeooo:paragraph-rsid="0011722b"/>
    </style:style>
    <style:style style:name="P9" style:family="paragraph" style:parent-style-name="Standard" style:list-style-name="L3">
      <style:text-properties officeooo:rsid="0012c5df" officeooo:paragraph-rsid="0012c5df"/>
    </style:style>
    <style:style style:name="P10" style:family="paragraph" style:parent-style-name="Standard">
      <style:text-properties officeooo:rsid="0013c656" officeooo:paragraph-rsid="0013c656"/>
    </style:style>
    <style:style style:name="P11" style:family="paragraph" style:parent-style-name="Standard">
      <style:text-properties officeooo:rsid="0016f9cf" officeooo:paragraph-rsid="0016f9cf"/>
    </style:style>
    <style:style style:name="P12" style:family="paragraph" style:parent-style-name="Standard" style:list-style-name="L4">
      <style:text-properties officeooo:rsid="0016f9cf" officeooo:paragraph-rsid="0016f9cf"/>
    </style:style>
    <style:style style:name="P13" style:family="paragraph" style:parent-style-name="Text_20_body">
      <style:text-properties officeooo:rsid="001005e6" officeooo:paragraph-rsid="001005e6"/>
    </style:style>
    <style:style style:name="P14" style:family="paragraph" style:parent-style-name="Text_20_body">
      <style:text-properties officeooo:rsid="0011722b" officeooo:paragraph-rsid="0011722b"/>
    </style:style>
    <style:style style:name="P15" style:family="paragraph" style:parent-style-name="Text_20_body">
      <style:text-properties officeooo:rsid="0011722b" officeooo:paragraph-rsid="0012c5df"/>
    </style:style>
    <style:style style:name="P16" style:family="paragraph" style:parent-style-name="Text_20_body">
      <style:text-properties officeooo:rsid="00154a66" officeooo:paragraph-rsid="00154a66"/>
    </style:style>
    <style:style style:name="P17" style:family="paragraph" style:parent-style-name="Text_20_body">
      <style:text-properties officeooo:rsid="0016f9cf" officeooo:paragraph-rsid="0016f9cf"/>
    </style:style>
    <style:style style:name="P18" style:family="paragraph" style:parent-style-name="Text_20_body">
      <style:text-properties officeooo:rsid="001867e7" officeooo:paragraph-rsid="001867e7"/>
    </style:style>
    <style:style style:name="P19" style:family="paragraph" style:parent-style-name="Text_20_body">
      <style:text-properties officeooo:rsid="0018a841" officeooo:paragraph-rsid="0018a841"/>
    </style:style>
    <style:style style:name="P20" style:family="paragraph" style:parent-style-name="Text_20_body">
      <style:text-properties officeooo:rsid="0018b54c" officeooo:paragraph-rsid="0018b54c"/>
    </style:style>
    <style:style style:name="P21" style:family="paragraph" style:parent-style-name="Text_20_body">
      <style:text-properties officeooo:rsid="001a2690" officeooo:paragraph-rsid="001a2690"/>
    </style:style>
    <style:style style:name="P22" style:family="paragraph" style:parent-style-name="Text_20_body">
      <style:text-properties officeooo:rsid="001b2db3" officeooo:paragraph-rsid="001b2db3"/>
    </style:style>
    <style:style style:name="P23" style:family="paragraph" style:parent-style-name="Text_20_body" style:list-style-name="L5">
      <style:text-properties officeooo:rsid="001b2db3" officeooo:paragraph-rsid="001b2db3"/>
    </style:style>
    <style:style style:name="P24" style:family="paragraph" style:parent-style-name="Text_20_body">
      <style:text-properties officeooo:rsid="001ca1d8" officeooo:paragraph-rsid="001ca1d8"/>
    </style:style>
    <style:style style:name="P25" style:family="paragraph" style:parent-style-name="Text_20_body">
      <style:text-properties officeooo:rsid="001d0f74" officeooo:paragraph-rsid="001d0f74"/>
    </style:style>
    <style:style style:name="P26" style:family="paragraph" style:parent-style-name="Heading_20_1">
      <style:text-properties officeooo:rsid="001d0f74" officeooo:paragraph-rsid="001d0f74"/>
    </style:style>
    <style:style style:name="T1" style:family="text">
      <style:text-properties officeooo:rsid="000efad1"/>
    </style:style>
    <style:style style:name="T2" style:family="text">
      <style:text-properties officeooo:rsid="001005e6"/>
    </style:style>
    <style:style style:name="T3" style:family="text">
      <style:text-properties officeooo:rsid="0011722b"/>
    </style:style>
    <style:style style:name="T4" style:family="text">
      <style:text-properties officeooo:rsid="0012c5df"/>
    </style:style>
    <style:style style:name="T5" style:family="text">
      <style:text-properties officeooo:rsid="0016f9cf"/>
    </style:style>
    <style:style style:name="T6" style:family="text">
      <style:text-properties officeooo:rsid="0018a841"/>
    </style:style>
    <style:style style:name="T7" style:family="text">
      <style:text-properties officeooo:rsid="0018b54c"/>
    </style:style>
    <style:style style:name="T8" style:family="text">
      <style:text-properties officeooo:rsid="001ca1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José Miguel Cañibano Iglesias</text:h>
      <text:h text:style-name="Heading_20_1" text:outline-level="1"/>
      <text:h text:style-name="Heading_20_1" text:outline-level="1">Introducción</text:h>
      <text:p text:style-name="P1"/>
      <text:p text:style-name="P1">A lo largo del proceso <text:span text:style-name="T8">del proyecto se procederá a utilizar una serie de herramientas. Estas herramientas se detallan a continuación.</text:span></text:p>
      <text:p text:style-name="P1"/>
      <text:h text:style-name="Heading_20_1" text:outline-level="1"><text:span text:style-name="T1">Git</text:span></text:h>
      <text:p text:style-name="P1"/>
      <text:p text:style-name="P1">La herramienta Git es un software diseñado para el control de versiones creado <text:span text:style-name="T2">por Linus Torvalds en 2.005 con la intención inicial de controlar el desarrollo del núcleo de Linux.</text:span></text:p>
      <text:p text:style-name="P2">Entre los objetivos están [1]:</text:p>
      <text:p text:style-name="P2"/>
      <text:list xml:id="list4972541656035066657" text:style-name="L1">
        <text:list-item>
          <text:p text:style-name="P3">Velocidad.</text:p>
        </text:list-item>
        <text:list-item>
          <text:p text:style-name="P3">Diseño sencillo.</text:p>
        </text:list-item>
        <text:list-item>
          <text:p text:style-name="P3">Fuerte apoyo al desarrollo no lineal (miles de ramas paralelas).</text:p>
        </text:list-item>
        <text:list-item>
          <text:p text:style-name="P3">Completamente distribuido.</text:p>
        </text:list-item>
        <text:list-item>
          <text:p text:style-name="P3">Capaz de manejar grandes proyectos de manera eficiente.</text:p>
        </text:list-item>
      </text:list>
      <text:p text:style-name="P2"/>
      <text:p text:style-name="P2">Sus cualidades son [1]:</text:p>
      <text:p text:style-name="P2"/>
      <text:list xml:id="list7854583736284638431" text:style-name="L2">
        <text:list-item>
          <text:p text:style-name="P4">Muy rápido.</text:p>
        </text:list-item>
        <text:list-item>
          <text:p text:style-name="P4">Eficiente con grandes proyectos.</text:p>
        </text:list-item>
        <text:list-item>
          <text:p text:style-name="P4">Increíble sistema de ramificación para el desarrollo no lineal.</text:p>
        </text:list-item>
        <text:list-item>
          <text:p text:style-name="P5">Se integra perfectamente con GitHub.</text:p>
        </text:list-item>
      </text:list>
      <text:p text:style-name="P6"/>
      <text:p text:style-name="P6"/>
      <text:h text:style-name="Heading_20_1" text:outline-level="1">GitHub</text:h>
      <text:p text:style-name="Standard"/>
      <text:p text:style-name="P8"><text:span text:style-name="T3">GitHub es una forja, es decir, una plataforma de desarrollo colaborativo para alojar proyectos, y que utiliza <text:s/>utilizando el software de control de versiones Git.</text:span></text:p>
      <text:p text:style-name="P8"/>
      <text:p text:style-name="P10">Fue creado en 2.008</text:p>
      <text:p text:style-name="P8"/>
      <text:p text:style-name="P6">Entre las ventajas con las que cuenta GitHub se pueden enumerar [2]:</text:p>
      <text:p text:style-name="P6"/>
      <text:list xml:id="list6673557691136880432" text:style-name="L3">
        <text:list-item>
          <text:p text:style-name="P7">Usa como herramienta de control de versiones Git que es ampliamente conocida y usada.</text:p>
        </text:list-item>
        <text:list-item>
          <text:p text:style-name="P7">Contiene implicito un estupendo visor de código que permite cosas como ver las deferencias entre distintas versiones usando colores.</text:p>
        </text:list-item>
        <text:list-item>
          <text:p text:style-name="P7">Dispone de un wiki que funciona con gollum [3].</text:p>
        </text:list-item>
        <text:list-item>
          <text:p text:style-name="P9">Un sistema de seguimiento de problemas (apartado “Issues”).</text:p>
        </text:list-item>
        <text:list-item>
          <text:p text:style-name="P9">Un visor de ramas.</text:p>
        </text:list-item>
        <text:list-item>
          <text:p text:style-name="P9"><text:soft-page-break/>No es necesario que exista un servidor central donde enviar los cambios.</text:p>
        </text:list-item>
      </text:list>
      <text:p text:style-name="Standard"/>
      <text:p text:style-name="P11">Como inconvenientes se pueden contar:</text:p>
      <text:p text:style-name="P11"/>
      <text:list xml:id="list1712907430382822795" text:style-name="L4">
        <text:list-item>
          <text:p text:style-name="P12">Solo está en inglés.</text:p>
        </text:list-item>
        <text:list-item>
          <text:p text:style-name="P12">No permite hacer proyectos cerrados gratuitos. Si quieres la versión gratuita el proyecto tiene que ser público.</text:p>
        </text:list-item>
      </text:list>
      <text:p text:style-name="P11"/>
      <text:h text:style-name="Heading_20_1" text:outline-level="1">Python</text:h>
      <text:p text:style-name="Text_20_body"/>
      <text:p text:style-name="P16">Es un lenguaje de programación interpretado multiparadigma <text:span text:style-name="T5">ya que soporta orientación a objetos, programación imperativa y en menos medida programación funcional [4]. Además se puede decir de él que es un lenguaje que usa tipado dinámico y es multiplataforma.</text:span></text:p>
      <text:p text:style-name="P18">Es un lenguaje de programación con licencia de código abierto.</text:p>
      <text:p text:style-name="P18">Su inicio se remonta al año 1.991 por Guido van Rossum <text:span text:style-name="T6">en los Países Bajos como un intento de suceder al lenguaje de programación ABC [5].</text:span></text:p>
      <text:p text:style-name="P18"/>
      <text:p text:style-name="P19">Se puede dividir actualmente en dos versiones que en algunos puntos son incompatibles. Una es la versión Python 2.X y otra la Python 3.X, siendo en algunos casos tan incompatibles que es necesario reescribir el código para que código producido para la versión Python 2.X funcione en la Python 3.X.</text:p>
      <text:p text:style-name="P19">Cuenta con <text:span text:style-name="T7">bastantes Frameworks como por ejemplo django [6], Pyramid [7], etc.</text:span></text:p>
      <text:p text:style-name="P21">La principal filosofía de Python es la legibilidad y la transparencia.</text:p>
      <text:p text:style-name="P21"/>
      <text:h text:style-name="Heading_20_1" text:outline-level="1">Windows</text:h>
      <text:p text:style-name="P21"/>
      <text:p text:style-name="P21">Famlia de sistemas operativos desarrollados por la compañía Microsoft y que cuenta con una licencia propietaria Microsoft CLUF (EULA [8]).</text:p>
      <text:p text:style-name="P21">Su origen data de Noviembre de 1985 y era más una interface amigable para el sistema operativo MS-DOS que un sistema operativo como tal.</text:p>
      <text:p text:style-name="P21"/>
      <text:h text:style-name="Heading_20_1" text:outline-level="1">Linux</text:h>
      <text:p text:style-name="P21"/>
      <text:p text:style-name="P21">Sistema operativo de licencia GNU General Public License creado por Linux Torvals y la Free Software Foundation.</text:p>
      <text:p text:style-name="P22"><text:soft-page-break/>La primera versión de Linux se presentó en 1.992 y desde entonces se puede considerar como el software de código abierto más usado y conocido del mundo.</text:p>
      <text:p text:style-name="P22">Cuenta con una gran cantidad de distribuciones que partiendo del núcleo Linux, proporcionan unas determinadas características. Algunas de las distribuciones son:</text:p>
      <text:list xml:id="list5523759580808717548" text:style-name="L5">
        <text:list-item>
          <text:p text:style-name="P23">Fedora.</text:p>
        </text:list-item>
        <text:list-item>
          <text:p text:style-name="P23">Debian.</text:p>
        </text:list-item>
        <text:list-item>
          <text:p text:style-name="P23">Ubuntu.</text:p>
        </text:list-item>
        <text:list-item>
          <text:p text:style-name="P23">SUSE.</text:p>
        </text:list-item>
        <text:list-item>
          <text:p text:style-name="P23">Slackware.</text:p>
        </text:list-item>
        <text:list-item>
          <text:p text:style-name="P23">Mandriba.</text:p>
        </text:list-item>
      </text:list>
      <text:p text:style-name="P22">Hay que decir que no todas las distribuciones cuentan con la misma licencia, habiendo incluso alguna distribución con licencia comercial como es el caso de Red Hat Enterprise Linux [9].</text:p>
      <text:p text:style-name="P21"/>
      <text:h text:style-name="Heading_20_1" text:outline-level="1">Mac OS</text:h>
      <text:p text:style-name="Text_20_body"/>
      <text:p text:style-name="P24">Mac OS (o en algunos casos Mac OS X) es un sistema operativo creado por la empresa Apple para sus ordenadores personales (actualmente Macbook, iMac y Mac Pro y Mac mini).</text:p>
      <text:p text:style-name="P24">Fue presentado el 24 de enero de 1.984 y como novedad tenía una interface gráfica de usuario no vista hasta entonces.</text:p>
      <text:p text:style-name="P24">Mac OS es un sistema operativo que deriva directamente (o casi) del sistema operativo Unix [10]</text:p>
      <text:p text:style-name="P24"/>
      <text:h text:style-name="Heading_20_1" text:outline-level="1">Conclusiones</text:h>
      <text:p text:style-name="P25"/>
      <text:p text:style-name="P25">Como se puede ver, para el desarrollo del presente trabajo se utilizar los que sería un proyecto cualquiera desarrollado en Python con multiplataforma y con el uso de la forja GitHub.</text:p>
      <text:p text:style-name="P25"/>
      <text:h text:style-name="Heading_20_1" text:outline-level="1">Referencias</text:h>
      <text:p text:style-name="P13"/>
      <text:p text:style-name="P13">[1] <text:a xlink:type="simple" xlink:href="https://git-scm.com/book/es/v1/Empezando-Una-breve-historia-de-Git" text:style-name="Internet_20_link" text:visited-style-name="Visited_20_Internet_20_Link">https://git-scm.com/book/es/v1/Empezando-Una-breve-historia-de-Git</text:a></text:p>
      <text:p text:style-name="P14">[2] <text:a xlink:type="simple" xlink:href="http://www.genbetadev.com/sistemas-de-control-de-versiones/conociendo-github-el-servicio-donde-alojar-tus-repositorios-git-como-el-nuestro" text:style-name="Internet_20_link" text:visited-style-name="Visited_20_Internet_20_Link">http://www.genbetadev.com/sistemas-de-control-de-versiones/conociendo-github-el-servicio-donde-alojar-tus-repositorios-git-como-el-nuestro</text:a></text:p>
      <text:p text:style-name="P15"><text:soft-page-break/>[3] <text:a xlink:type="simple" xlink:href="https://github.com/gollum/gollum" text:style-name="Internet_20_link" text:visited-style-name="Visited_20_Internet_20_Link"><text:span text:style-name="T4">https://github.com/gollum/gollum</text:span></text:a></text:p>
      <text:p text:style-name="P17">[4] <text:a xlink:type="simple" xlink:href="https://es.wikipedia.org/wiki/Python" text:style-name="Internet_20_link" text:visited-style-name="Visited_20_Internet_20_Link">https://es.wikipedia.org/wiki/Python</text:a></text:p>
      <text:p text:style-name="P19">[5] <text:a xlink:type="simple" xlink:href="https://en.wikipedia.org/wiki/ABC_(programming_language" text:style-name="Internet_20_link" text:visited-style-name="Visited_20_Internet_20_Link">https://en.wikipedia.org/wiki/ABC_(programming_language</text:a>)</text:p>
      <text:p text:style-name="P20">[6] <text:a xlink:type="simple" xlink:href="https://www.djangoproject.com/" text:style-name="Internet_20_link" text:visited-style-name="Visited_20_Internet_20_Link">https://www.djangoproject.com/</text:a></text:p>
      <text:p text:style-name="P20">[7] <text:a xlink:type="simple" xlink:href="http://www.pylonsproject.org/projects/pyramid/about" text:style-name="Internet_20_link" text:visited-style-name="Visited_20_Internet_20_Link">http://www.pylonsproject.org/projects/pyramid/about</text:a></text:p>
      <text:p text:style-name="P21">[8] <text:a xlink:type="simple" xlink:href="https://es.wikipedia.org/wiki/Licencia_de_software#Licencia_de_usuario_final" text:style-name="Internet_20_link" text:visited-style-name="Visited_20_Internet_20_Link">https://es.wikipedia.org/wiki/Licencia_de_software#Licencia_de_usuario_final</text:a></text:p>
      <text:p text:style-name="P22">[9] <text:a xlink:type="simple" xlink:href="https://es.wikipedia.org/wiki/Red_Hat_Enterprise_Linux" text:style-name="Internet_20_link" text:visited-style-name="Visited_20_Internet_20_Link">https://es.wikipedia.org/wiki/Red_Hat_Enterprise_Linux</text:a></text:p>
      <text:p text:style-name="P24">[10] <text:a xlink:type="simple" xlink:href="https://apple5x1.com/macos-linux-unix/" text:style-name="Internet_20_link" text:visited-style-name="Visited_20_Internet_20_Link">https://apple5x1.com/macos-linux-unix/</text:a></text:p>
      <text:p text:style-name="P24"/>
      <text:p text:style-name="P22"/>
      <text:p text:style-name="P20"/>
      <text:p text:style-name="P19"/>
      <text:p text:style-name="P17"/>
      <text:p text:style-name="P15"/>
      <text:p text:style-name="P14"/>
      <text:p text:style-name="P14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7:39:36.692963600</meta:creation-date>
    <dc:date>2016-10-08T23:59:02.365191841</dc:date>
    <meta:editing-duration>PT3M11S</meta:editing-duration>
    <meta:editing-cycles>1</meta:editing-cycles>
    <meta:document-statistic meta:table-count="0" meta:image-count="0" meta:object-count="0" meta:page-count="4" meta:paragraph-count="67" meta:word-count="685" meta:character-count="4645" meta:non-whitespace-character-count="4049"/>
    <meta:generator>LibreOffice/5.1.4.2$Linux_X86_64 LibreOffice_project/10m0$Build-2</meta:generator>
  </office:meta>
</office:document-meta>
</file>